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d79" officeooo:paragraph-rsid="0002cd7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2c2b" officeooo:paragraph-rsid="00032c2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nerative ai Project some notes</text:p>
      <text:p text:style-name="P1"/>
      <text:p text:style-name="P1">(venv) bappy@bappy-AORUS-17-YE5:~/seoultech/programming/generative_ai/source_code/multitask-finetuning-codet5$ pip install GitPython tqdm rapidfuzz</text:p>
      <text:p text:style-name="P1">Requirement already satisfied: GitPython in ./venv/lib/python3.10/site-packages (3.1.45)</text:p>
      <text:p text:style-name="P1">Requirement already satisfied: tqdm in ./venv/lib/python3.10/site-packages (4.67.1)</text:p>
      <text:p text:style-name="P1">Requirement already satisfied: rapidfuzz in ./venv/lib/python3.10/site-packages (3.14.3)</text:p>
      <text:p text:style-name="P1">Requirement already satisfied: gitdb&lt;5,&gt;=4.0.1 in ./venv/lib/python3.10/site-packages (from GitPython) (4.0.12)</text:p>
      <text:p text:style-name="P1">Requirement already satisfied: smmap&lt;6,&gt;=3.0.1 in ./venv/lib/python3.10/site-packages (from gitdb&lt;5,&gt;=4.0.1-&gt;GitPython) (5.0.2)</text:p>
      <text:p text:style-name="P1">(venv) bappy@bappy-AORUS-17-YE5:~/seoultech/programming/generative_ai/source_code/multitask-finetuning-codet5$ pip install "transformers&gt;=4.44" datasets sentencepiece accelerate evaluate sacrebleu rouge-score</text:p>
      <text:p text:style-name="P1">Collecting transformers&gt;=4.44</text:p>
      <text:p text:style-name="P1"><text:s text:c="2"/>Downloading transformers-4.57.1-py3-none-any.whl (12.0 MB)</text:p>
      <text:p text:style-name="P1"><text:s text:c="5"/>━━━━━━━━━━━━━━━━━━━━━━━━━━━━━━━━━━━━━━━━ 12.0/12.0 MB 41.6 MB/s eta 0:00:00</text:p>
      <text:p text:style-name="P1">Collecting datasets</text:p>
      <text:p text:style-name="P1"><text:s text:c="2"/>Downloading datasets-4.4.1-py3-none-any.whl (511 kB)</text:p>
      <text:p text:style-name="P1"><text:s text:c="5"/>━━━━━━━━━━━━━━━━━━━━━━━━━━━━━━━━━━━━━━━━ 511.6/511.6 KB 19.7 MB/s eta 0:00:00</text:p>
      <text:p text:style-name="P1">Collecting sentencepiece</text:p>
      <text:p text:style-name="P1"><text:s text:c="2"/>Downloading sentencepiece-0.2.1-cp310-cp310-manylinux_2_27_x86_64.manylinux_2_28_x86_64.whl (1.4 MB)</text:p>
      <text:p text:style-name="P1"><text:s text:c="5"/>━━━━━━━━━━━━━━━━━━━━━━━━━━━━━━━━━━━━━━━━ 1.4/1.4 MB 26.6 MB/s eta 0:00:00</text:p>
      <text:p text:style-name="P1">Collecting accelerate</text:p>
      <text:p text:style-name="P1"><text:s text:c="2"/>Downloading accelerate-1.11.0-py3-none-any.whl (375 kB)</text:p>
      <text:p text:style-name="P1"><text:s text:c="5"/>━━━━━━━━━━━━━━━━━━━━━━━━━━━━━━━━━━━━━━━━ 375.8/375.8 KB 10.3 MB/s eta 0:00:00</text:p>
      <text:p text:style-name="P1">Collecting evaluate</text:p>
      <text:p text:style-name="P1"><text:s text:c="2"/>Downloading evaluate-0.4.6-py3-none-any.whl (84 kB)</text:p>
      <text:p text:style-name="P1"><text:s text:c="5"/>━━━━━━━━━━━━━━━━━━━━━━━━━━━━━━━━━━━━━━━━ 84.1/84.1 KB 24.0 MB/s eta 0:00:00</text:p>
      <text:p text:style-name="P1">Collecting sacrebleu</text:p>
      <text:p text:style-name="P1"><text:s text:c="2"/>Downloading sacrebleu-2.5.1-py3-none-any.whl (104 kB)</text:p>
      <text:p text:style-name="P1"><text:s text:c="5"/>━━━━━━━━━━━━━━━━━━━━━━━━━━━━━━━━━━━━━━━━ 104.1/104.1 KB 21.1 MB/s eta 0:00:00</text:p>
      <text:p text:style-name="P1">Collecting rouge-score</text:p>
      <text:p text:style-name="P1"><text:s text:c="2"/>Downloading rouge_score-0.1.2.tar.gz (17 kB)</text:p>
      <text:p text:style-name="P1"><text:s text:c="2"/>Preparing metadata (setup.py) ... done</text:p>
      <text:p text:style-name="P1">Collecting numpy&gt;=1.17</text:p>
      <text:p text:style-name="P1"><text:s text:c="2"/>Using cached numpy-2.2.6-cp310-cp310-manylinux_2_17_x86_64.manylinux2014_x86_64.whl (16.8 MB)</text:p>
      <text:p text:style-name="P1">Collecting regex!=2019.12.17</text:p>
      <text:p text:style-name="P1"><text:s text:c="2"/>Downloading regex-2025.11.3-cp310-cp310-manylinux2014_x86_64.manylinux_2_17_x86_64.manylinux_2_28_x86_64.whl (791 kB)</text:p>
      <text:p text:style-name="P1"><text:s text:c="5"/>━━━━━━━━━━━━━━━━━━━━━━━━━━━━━━━━━━━━━━━━ 791.7/791.7 KB 19.8 MB/s eta 0:00:00</text:p>
      <text:p text:style-name="P1">Collecting requests</text:p>
      <text:p text:style-name="P1"><text:s text:c="2"/>Using cached requests-2.32.5-py3-none-any.whl (64 kB)</text:p>
      <text:p text:style-name="P1"><text:soft-page-break/>Requirement already satisfied: tqdm&gt;=4.27 in ./venv/lib/python3.10/site-packages (from transformers&gt;=4.44) (4.67.1)</text:p>
      <text:p text:style-name="P1">Collecting tokenizers&lt;=0.23.0,&gt;=0.22.0</text:p>
      <text:p text:style-name="P1"><text:s text:c="2"/>Downloading tokenizers-0.22.1-cp39-abi3-manylinux_2_17_x86_64.manylinux2014_x86_64.whl (3.3 MB)</text:p>
      <text:p text:style-name="P1"><text:s text:c="5"/>━━━━━━━━━━━━━━━━━━━━━━━━━━━━━━━━━━━━━━━━ 3.3/3.3 MB 16.9 MB/s eta 0:00:00</text:p>
      <text:p text:style-name="P1">Collecting packaging&gt;=20.0</text:p>
      <text:p text:style-name="P1"><text:s text:c="2"/>Using cached packaging-25.0-py3-none-any.whl (66 kB)</text:p>
      <text:p text:style-name="P1">Collecting pyyaml&gt;=5.1</text:p>
      <text:p text:style-name="P1"><text:s text:c="2"/>Downloading pyyaml-6.0.3-cp310-cp310-manylinux2014_x86_64.manylinux_2_17_x86_64.manylinux_2_28_x86_64.whl (770 kB)</text:p>
      <text:p text:style-name="P1"><text:s text:c="5"/>━━━━━━━━━━━━━━━━━━━━━━━━━━━━━━━━━━━━━━━━ 770.3/770.3 KB 18.8 MB/s eta 0:00:00</text:p>
      <text:p text:style-name="P1">Collecting filelock</text:p>
      <text:p text:style-name="P1"><text:s text:c="2"/>Downloading filelock-3.20.0-py3-none-any.whl (16 kB)</text:p>
      <text:p text:style-name="P1">Collecting huggingface-hub&lt;1.0,&gt;=0.34.0</text:p>
      <text:p text:style-name="P1"><text:s text:c="2"/>Downloading huggingface_hub-0.36.0-py3-none-any.whl (566 kB)</text:p>
      <text:p text:style-name="P1"><text:s text:c="5"/>━━━━━━━━━━━━━━━━━━━━━━━━━━━━━━━━━━━━━━━━ 566.1/566.1 KB 7.4 MB/s eta 0:00:00</text:p>
      <text:p text:style-name="P1">Collecting safetensors&gt;=0.4.3</text:p>
      <text:p text:style-name="P1"><text:s text:c="2"/>Using cached safetensors-0.6.2-cp38-abi3-manylinux_2_17_x86_64.manylinux2014_x86_64.whl (485 kB)</text:p>
      <text:p text:style-name="P1">Collecting httpx&lt;1.0.0</text:p>
      <text:p text:style-name="P1"><text:s text:c="2"/>Downloading httpx-0.28.1-py3-none-any.whl (73 kB)</text:p>
      <text:p text:style-name="P1"><text:s text:c="5"/>━━━━━━━━━━━━━━━━━━━━━━━━━━━━━━━━━━━━━━━━ 73.5/73.5 KB 13.7 MB/s eta 0:00:00</text:p>
      <text:p text:style-name="P1">Collecting fsspec[http]&lt;=2025.10.0,&gt;=2023.1.0</text:p>
      <text:p text:style-name="P1"><text:s text:c="2"/>Downloading fsspec-2025.10.0-py3-none-any.whl (200 kB)</text:p>
      <text:p text:style-name="P1"><text:s text:c="5"/>━━━━━━━━━━━━━━━━━━━━━━━━━━━━━━━━━━━━━━━━ 201.0/201.0 KB 13.5 MB/s eta 0:00:00</text:p>
      <text:p text:style-name="P1">Collecting xxhash</text:p>
      <text:p text:style-name="P1"><text:s text:c="2"/>Downloading xxhash-3.6.0-cp310-cp310-manylinux2014_x86_64.manylinux_2_17_x86_64.manylinux_2_28_x86_64.whl (193 kB)</text:p>
      <text:p text:style-name="P1"><text:s text:c="5"/>━━━━━━━━━━━━━━━━━━━━━━━━━━━━━━━━━━━━━━━━ 193.2/193.2 KB 11.3 MB/s eta 0:00:00</text:p>
      <text:p text:style-name="P1">Collecting pyarrow&gt;=21.0.0</text:p>
      <text:p text:style-name="P1"><text:s text:c="2"/>Downloading pyarrow-22.0.0-cp310-cp310-manylinux_2_28_x86_64.whl (47.6 MB)</text:p>
      <text:p text:style-name="P1"><text:s text:c="5"/>━━━━━━━━━━━━━━━━━━━━━━━━━━━━━━━━━━━━━━━━ 47.6/47.6 MB 18.8 MB/s eta 0:00:00</text:p>
      <text:p text:style-name="P1">Collecting pandas</text:p>
      <text:p text:style-name="P1"><text:s text:c="2"/>Downloading pandas-2.3.3-cp310-cp310-manylinux_2_24_x86_64.manylinux_2_28_x86_64.whl (12.8 MB)</text:p>
      <text:p text:style-name="P1"><text:s text:c="5"/>━━━━━━━━━━━━━━━━━━━━━━━━━━━━━━━━━━━━━━━━ 12.8/12.8 MB 24.4 MB/s eta 0:00:00</text:p>
      <text:p text:style-name="P1">Collecting multiprocess&lt;0.70.19</text:p>
      <text:p text:style-name="P1"><text:s text:c="2"/>Downloading multiprocess-0.70.18-py310-none-any.whl (134 kB)</text:p>
      <text:p text:style-name="P1"><text:s text:c="5"/>━━━━━━━━━━━━━━━━━━━━━━━━━━━━━━━━━━━━━━━━ 134.9/134.9 KB 18.4 MB/s eta 0:00:00</text:p>
      <text:p text:style-name="P1">Collecting dill&lt;0.4.1,&gt;=0.3.0</text:p>
      <text:p text:style-name="P1"><text:s text:c="2"/>Downloading dill-0.4.0-py3-none-any.whl (119 kB)</text:p>
      <text:p text:style-name="P1"><text:s text:c="5"/>━━━━━━━━━━━━━━━━━━━━━━━━━━━━━━━━━━━━━━━━ 119.7/119.7 KB 24.2 MB/s eta 0:00:00</text:p>
      <text:p text:style-name="P1"><text:soft-page-break/>Collecting psutil</text:p>
      <text:p text:style-name="P1"><text:s text:c="2"/>Downloading psutil-7.1.3-cp36-abi3-manylinux2010_x86_64.manylinux_2_12_x86_64.manylinux_2_28_x86_64.whl (263 kB)</text:p>
      <text:p text:style-name="P1"><text:s text:c="5"/>━━━━━━━━━━━━━━━━━━━━━━━━━━━━━━━━━━━━━━━━ 263.3/263.3 KB 15.3 MB/s eta 0:00:00</text:p>
      <text:p text:style-name="P1">Collecting torch&gt;=2.0.0</text:p>
      <text:p text:style-name="P1"><text:s text:c="2"/>Downloading torch-2.9.0-cp310-cp310-manylinux_2_28_x86_64.whl (899.8 MB)</text:p>
      <text:p text:style-name="P1"><text:s text:c="5"/>━━━━━━━━━━━━━━━━━━━━━━━━━━━━━━━━━━━━━━━━ 899.8/899.8 MB 6.2 MB/s eta 0:00:00</text:p>
      <text:p text:style-name="P1">Collecting portalocker</text:p>
      <text:p text:style-name="P1"><text:s text:c="2"/>Downloading portalocker-3.2.0-py3-none-any.whl (22 kB)</text:p>
      <text:p text:style-name="P1">Collecting tabulate&gt;=0.8.9</text:p>
      <text:p text:style-name="P1"><text:s text:c="2"/>Downloading tabulate-0.9.0-py3-none-any.whl (35 kB)</text:p>
      <text:p text:style-name="P1">Collecting colorama</text:p>
      <text:p text:style-name="P1"><text:s text:c="2"/>Downloading colorama-0.4.6-py2.py3-none-any.whl (25 kB)</text:p>
      <text:p text:style-name="P1">Collecting lxml</text:p>
      <text:p text:style-name="P1"><text:s text:c="2"/>Downloading lxml-6.0.2-cp310-cp310-manylinux_2_26_x86_64.manylinux_2_28_x86_64.whl (5.3 MB)</text:p>
      <text:p text:style-name="P1"><text:s text:c="5"/>━━━━━━━━━━━━━━━━━━━━━━━━━━━━━━━━━━━━━━━━ 5.3/5.3 MB 22.8 MB/s eta 0:00:00</text:p>
      <text:p text:style-name="P1">Collecting absl-py</text:p>
      <text:p text:style-name="P1"><text:s text:c="2"/>Downloading absl_py-2.3.1-py3-none-any.whl (135 kB)</text:p>
      <text:p text:style-name="P1"><text:s text:c="5"/>━━━━━━━━━━━━━━━━━━━━━━━━━━━━━━━━━━━━━━━━ 135.8/135.8 KB 30.8 MB/s eta 0:00:00</text:p>
      <text:p text:style-name="P1">Collecting nltk</text:p>
      <text:p text:style-name="P1"><text:s text:c="2"/>Downloading nltk-3.9.2-py3-none-any.whl (1.5 MB)</text:p>
      <text:p text:style-name="P1"><text:s text:c="5"/>━━━━━━━━━━━━━━━━━━━━━━━━━━━━━━━━━━━━━━━━ 1.5/1.5 MB 18.5 MB/s eta 0:00:00</text:p>
      <text:p text:style-name="P1">Collecting six&gt;=1.14.0</text:p>
      <text:p text:style-name="P1"><text:s text:c="2"/>Using cached six-1.17.0-py2.py3-none-any.whl (11 kB)</text:p>
      <text:p text:style-name="P1">Collecting aiohttp!=4.0.0a0,!=4.0.0a1</text:p>
      <text:p text:style-name="P1"><text:s text:c="2"/>Downloading aiohttp-3.13.2-cp310-cp310-manylinux2014_x86_64.manylinux_2_17_x86_64.manylinux_2_28_x86_64.whl (1.7 MB)</text:p>
      <text:p text:style-name="P1"><text:s text:c="5"/>━━━━━━━━━━━━━━━━━━━━━━━━━━━━━━━━━━━━━━━━ 1.7/1.7 MB 20.2 MB/s eta 0:00:00</text:p>
      <text:p text:style-name="P1">Collecting idna</text:p>
      <text:p text:style-name="P1"><text:s text:c="2"/>Using cached idna-3.11-py3-none-any.whl (71 kB)</text:p>
      <text:p text:style-name="P1">Collecting certifi</text:p>
      <text:p text:style-name="P1"><text:s text:c="2"/>Downloading certifi-2025.10.5-py3-none-any.whl (163 kB)</text:p>
      <text:p text:style-name="P1"><text:s text:c="5"/>━━━━━━━━━━━━━━━━━━━━━━━━━━━━━━━━━━━━━━━━ 163.3/163.3 KB 8.5 MB/s eta 0:00:00</text:p>
      <text:p text:style-name="P1">Collecting anyio</text:p>
      <text:p text:style-name="P1"><text:s text:c="2"/>Using cached anyio-4.11.0-py3-none-any.whl (109 kB)</text:p>
      <text:p text:style-name="P1">Collecting httpcore==1.*</text:p>
      <text:p text:style-name="P1"><text:s text:c="2"/>Downloading httpcore-1.0.9-py3-none-any.whl (78 kB)</text:p>
      <text:p text:style-name="P1"><text:s text:c="5"/>━━━━━━━━━━━━━━━━━━━━━━━━━━━━━━━━━━━━━━━━ 78.8/78.8 KB 5.9 MB/s eta 0:00:00</text:p>
      <text:p text:style-name="P1">Collecting h11&gt;=0.16</text:p>
      <text:p text:style-name="P1"><text:s text:c="2"/>Using cached h11-0.16.0-py3-none-any.whl (37 kB)</text:p>
      <text:p text:style-name="P1">Collecting hf-xet&lt;2.0.0,&gt;=1.1.3</text:p>
      <text:p text:style-name="P1"><text:s text:c="2"/>Downloading hf_xet-1.2.0-cp37-abi3-manylinux_2_17_x86_64.manylinux2014_x86_64.whl (3.3 MB)</text:p>
      <text:p text:style-name="P1"><text:s text:c="5"/>━━━━━━━━━━━━━━━━━━━━━━━━━━━━━━━━━━━━━━━━ 3.3/3.3 MB 24.6 MB/s eta 0:00:00</text:p>
      <text:p text:style-name="P1">Collecting typing-extensions&gt;=3.7.4.3</text:p>
      <text:p text:style-name="P1"><text:s text:c="2"/>Using cached typing_extensions-4.15.0-py3-none-any.whl (44 kB)</text:p>
      <text:p text:style-name="P1">Collecting charset_normalizer&lt;4,&gt;=2</text:p>
      <text:p text:style-name="P1"><text:soft-page-break/><text:s text:c="2"/>Downloading charset_normalizer-3.4.4-cp310-cp310-manylinux2014_x86_64.manylinux_2_17_x86_64.manylinux_2_28_x86_64.whl (153 kB)</text:p>
      <text:p text:style-name="P1"><text:s text:c="5"/>━━━━━━━━━━━━━━━━━━━━━━━━━━━━━━━━━━━━━━━━ 153.6/153.6 KB 8.1 MB/s eta 0:00:00</text:p>
      <text:p text:style-name="P1">Collecting urllib3&lt;3,&gt;=1.21.1</text:p>
      <text:p text:style-name="P1"><text:s text:c="2"/>Using cached urllib3-2.5.0-py3-none-any.whl (129 kB)</text:p>
      <text:p text:style-name="P1">Collecting networkx&gt;=2.5.1</text:p>
      <text:p text:style-name="P1"><text:s text:c="2"/>Using cached networkx-3.4.2-py3-none-any.whl (1.7 MB)</text:p>
      <text:p text:style-name="P1">Collecting nvidia-cuda-nvrtc-cu12==12.8.93</text:p>
      <text:p text:style-name="P1"><text:s text:c="2"/>Using cached nvidia_cuda_nvrtc_cu12-12.8.93-py3-none-manylinux2010_x86_64.manylinux_2_12_x86_64.whl (88.0 MB)</text:p>
      <text:p text:style-name="P1">Collecting nvidia-cuda-cupti-cu12==12.8.90</text:p>
      <text:p text:style-name="P1"><text:s text:c="2"/>Using cached nvidia_cuda_cupti_cu12-12.8.90-py3-none-manylinux2014_x86_64.manylinux_2_17_x86_64.whl (10.2 MB)</text:p>
      <text:p text:style-name="P1">Collecting nvidia-cusparse-cu12==12.5.8.93</text:p>
      <text:p text:style-name="P1"><text:s text:c="2"/>Using cached nvidia_cusparse_cu12-12.5.8.93-py3-none-manylinux2014_x86_64.manylinux_2_17_x86_64.whl (288.2 MB)</text:p>
      <text:p text:style-name="P1">Collecting jinja2</text:p>
      <text:p text:style-name="P1"><text:s text:c="2"/>Using cached jinja2-3.1.6-py3-none-any.whl (134 kB)</text:p>
      <text:p text:style-name="P1">Collecting nvidia-nccl-cu12==2.27.5</text:p>
      <text:p text:style-name="P1"><text:s text:c="2"/>Downloading nvidia_nccl_cu12-2.27.5-py3-none-manylinux2014_x86_64.manylinux_2_17_x86_64.whl (322.3 MB)</text:p>
      <text:p text:style-name="P1"><text:s text:c="5"/>━━━━━━━━━━━━━━━━━━━━━━━━━━━━━━━━━━━━━━━━ 322.3/322.3 MB 10.1 MB/s eta 0:00:00</text:p>
      <text:p text:style-name="P1">Collecting nvidia-cufile-cu12==1.13.1.3</text:p>
      <text:p text:style-name="P1"><text:s text:c="2"/>Using cached nvidia_cufile_cu12-1.13.1.3-py3-none-manylinux2014_x86_64.manylinux_2_17_x86_64.whl (1.2 MB)</text:p>
      <text:p text:style-name="P1">Collecting nvidia-cublas-cu12==12.8.4.1</text:p>
      <text:p text:style-name="P1"><text:s text:c="2"/>Using cached nvidia_cublas_cu12-12.8.4.1-py3-none-manylinux_2_27_x86_64.whl (594.3 MB)</text:p>
      <text:p text:style-name="P1">Collecting nvidia-cufft-cu12==11.3.3.83</text:p>
      <text:p text:style-name="P1"><text:s text:c="2"/>Using cached nvidia_cufft_cu12-11.3.3.83-py3-none-manylinux2014_x86_64.manylinux_2_17_x86_64.whl (193.1 MB)</text:p>
      <text:p text:style-name="P1">Collecting nvidia-cusparselt-cu12==0.7.1</text:p>
      <text:p text:style-name="P1"><text:s text:c="2"/>Using cached nvidia_cusparselt_cu12-0.7.1-py3-none-manylinux2014_x86_64.whl (287.2 MB)</text:p>
      <text:p text:style-name="P1">Collecting sympy&gt;=1.13.3</text:p>
      <text:p text:style-name="P1"><text:s text:c="2"/>Using cached sympy-1.14.0-py3-none-any.whl (6.3 MB)</text:p>
      <text:p text:style-name="P1">Collecting nvidia-curand-cu12==10.3.9.90</text:p>
      <text:p text:style-name="P1"><text:s text:c="2"/>Using cached nvidia_curand_cu12-10.3.9.90-py3-none-manylinux_2_27_x86_64.whl (63.6 MB)</text:p>
      <text:p text:style-name="P1">Collecting nvidia-nvshmem-cu12==3.3.20</text:p>
      <text:p text:style-name="P1"><text:s text:c="2"/>Downloading nvidia_nvshmem_cu12-3.3.20-py3-none-manylinux2014_x86_64.manylinux_2_17_x86_64.whl (124.7 MB)</text:p>
      <text:p text:style-name="P1"><text:s text:c="5"/>━━━━━━━━━━━━━━━━━━━━━━━━━━━━━━━━━━━━━━━━ 124.7/124.7 MB 13.5 MB/s eta 0:00:00</text:p>
      <text:p text:style-name="P1">Collecting nvidia-nvtx-cu12==12.8.90</text:p>
      <text:p text:style-name="P1"><text:s text:c="2"/>Using cached nvidia_nvtx_cu12-12.8.90-py3-none-manylinux2014_x86_64.manylinux_2_17_x86_64.whl (89 kB)</text:p>
      <text:p text:style-name="P1">Collecting nvidia-nvjitlink-cu12==12.8.93</text:p>
      <text:p text:style-name="P1"><text:s text:c="2"/>Using cached nvidia_nvjitlink_cu12-12.8.93-py3-none-manylinux2010_x86_64.manylinux_2_12_x86_64.whl (39.3 MB)</text:p>
      <text:p text:style-name="P1">Collecting nvidia-cudnn-cu12==9.10.2.21</text:p>
      <text:p text:style-name="P1"><text:s text:c="2"/>Using cached nvidia_cudnn_cu12-9.10.2.21-py3-none-manylinux_2_27_x86_64.whl (706.8 MB)</text:p>
      <text:p text:style-name="P1">Collecting nvidia-cusolver-cu12==11.7.3.90</text:p>
      <text:p text:style-name="P1"><text:soft-page-break/><text:s text:c="2"/>Using cached nvidia_cusolver_cu12-11.7.3.90-py3-none-manylinux_2_27_x86_64.whl (267.5 MB)</text:p>
      <text:p text:style-name="P1">Collecting triton==3.5.0</text:p>
      <text:p text:style-name="P1"><text:s text:c="2"/>Downloading triton-3.5.0-cp310-cp310-manylinux_2_27_x86_64.manylinux_2_28_x86_64.whl (170.3 MB)</text:p>
      <text:p text:style-name="P1"><text:s text:c="5"/>━━━━━━━━━━━━━━━━━━━━━━━━━━━━━━━━━━━━━━━━ 170.3/170.3 MB 13.5 MB/s eta 0:00:00</text:p>
      <text:p text:style-name="P1">Collecting nvidia-cuda-runtime-cu12==12.8.90</text:p>
      <text:p text:style-name="P1"><text:s text:c="2"/>Using cached nvidia_cuda_runtime_cu12-12.8.90-py3-none-manylinux2014_x86_64.manylinux_2_17_x86_64.whl (954 kB)</text:p>
      <text:p text:style-name="P1">Collecting click</text:p>
      <text:p text:style-name="P1"><text:s text:c="2"/>Using cached click-8.3.0-py3-none-any.whl (107 kB)</text:p>
      <text:p text:style-name="P1">Collecting joblib</text:p>
      <text:p text:style-name="P1"><text:s text:c="2"/>Downloading joblib-1.5.2-py3-none-any.whl (308 kB)</text:p>
      <text:p text:style-name="P1"><text:s text:c="5"/>━━━━━━━━━━━━━━━━━━━━━━━━━━━━━━━━━━━━━━━━ 308.4/308.4 KB 11.4 MB/s eta 0:00:00</text:p>
      <text:p text:style-name="P1">Collecting tzdata&gt;=2022.7</text:p>
      <text:p text:style-name="P1"><text:s text:c="2"/>Using cached tzdata-2025.2-py2.py3-none-any.whl (347 kB)</text:p>
      <text:p text:style-name="P1">Collecting pytz&gt;=2020.1</text:p>
      <text:p text:style-name="P1"><text:s text:c="2"/>Using cached pytz-2025.2-py2.py3-none-any.whl (509 kB)</text:p>
      <text:p text:style-name="P1">Collecting python-dateutil&gt;=2.8.2</text:p>
      <text:p text:style-name="P1"><text:s text:c="2"/>Using cached python_dateutil-2.9.0.post0-py2.py3-none-any.whl (229 kB)</text:p>
      <text:p text:style-name="P1">Collecting aiohappyeyeballs&gt;=2.5.0</text:p>
      <text:p text:style-name="P1"><text:s text:c="2"/>Downloading aiohappyeyeballs-2.6.1-py3-none-any.whl (15 kB)</text:p>
      <text:p text:style-name="P1">Collecting frozenlist&gt;=1.1.1</text:p>
      <text:p text:style-name="P1"><text:s text:c="2"/>Downloading frozenlist-1.8.0-cp310-cp310-manylinux1_x86_64.manylinux_2_28_x86_64.manylinux_2_5_x86_64.whl (219 kB)</text:p>
      <text:p text:style-name="P1"><text:s text:c="5"/>━━━━━━━━━━━━━━━━━━━━━━━━━━━━━━━━━━━━━━━━ 219.5/219.5 KB 11.7 MB/s eta 0:00:00</text:p>
      <text:p text:style-name="P1">Collecting aiosignal&gt;=1.4.0</text:p>
      <text:p text:style-name="P1"><text:s text:c="2"/>Downloading aiosignal-1.4.0-py3-none-any.whl (7.5 kB)</text:p>
      <text:p text:style-name="P1">Collecting attrs&gt;=17.3.0</text:p>
      <text:p text:style-name="P1"><text:s text:c="2"/>Downloading attrs-25.4.0-py3-none-any.whl (67 kB)</text:p>
      <text:p text:style-name="P1"><text:s text:c="5"/>━━━━━━━━━━━━━━━━━━━━━━━━━━━━━━━━━━━━━━━━ 67.6/67.6 KB 2.5 MB/s eta 0:00:00</text:p>
      <text:p text:style-name="P1">Collecting async-timeout&lt;6.0,&gt;=4.0</text:p>
      <text:p text:style-name="P1"><text:s text:c="2"/>Downloading async_timeout-5.0.1-py3-none-any.whl (6.2 kB)</text:p>
      <text:p text:style-name="P1">Collecting yarl&lt;2.0,&gt;=1.17.0</text:p>
      <text:p text:style-name="P1"><text:s text:c="2"/>Downloading yarl-1.22.0-cp310-cp310-manylinux2014_x86_64.manylinux_2_17_x86_64.manylinux_2_28_x86_64.whl (346 kB)</text:p>
      <text:p text:style-name="P1"><text:s text:c="5"/>━━━━━━━━━━━━━━━━━━━━━━━━━━━━━━━━━━━━━━━━ 347.0/347.0 KB 12.6 MB/s eta 0:00:00</text:p>
      <text:p text:style-name="P1">Collecting propcache&gt;=0.2.0</text:p>
      <text:p text:style-name="P1"><text:s text:c="2"/>Downloading propcache-0.4.1-cp310-cp310-manylinux2014_x86_64.manylinux_2_17_x86_64.manylinux_2_28_x86_64.whl (196 kB)</text:p>
      <text:p text:style-name="P1"><text:s text:c="5"/>━━━━━━━━━━━━━━━━━━━━━━━━━━━━━━━━━━━━━━━━ 196.9/196.9 KB 9.8 MB/s eta 0:00:00</text:p>
      <text:p text:style-name="P1">Collecting multidict&lt;7.0,&gt;=4.5</text:p>
      <text:p text:style-name="P1"><text:s text:c="2"/>Downloading multidict-6.7.0-cp310-cp310-manylinux2014_x86_64.manylinux_2_17_x86_64.manylinux_2_28_x86_64.whl (241 kB)</text:p>
      <text:p text:style-name="P1"><text:s text:c="5"/>━━━━━━━━━━━━━━━━━━━━━━━━━━━━━━━━━━━━━━━━ 241.7/241.7 KB 9.6 MB/s eta 0:00:00</text:p>
      <text:p text:style-name="P1">Collecting mpmath&lt;1.4,&gt;=1.1.0</text:p>
      <text:p text:style-name="P1"><text:soft-page-break/><text:s text:c="2"/>Using cached mpmath-1.3.0-py3-none-any.whl (536 kB)</text:p>
      <text:p text:style-name="P1">Collecting sniffio&gt;=1.1</text:p>
      <text:p text:style-name="P1"><text:s text:c="2"/>Using cached sniffio-1.3.1-py3-none-any.whl (10 kB)</text:p>
      <text:p text:style-name="P1">Collecting exceptiongroup&gt;=1.0.2</text:p>
      <text:p text:style-name="P1"><text:s text:c="2"/>Using cached exceptiongroup-1.3.0-py3-none-any.whl (16 kB)</text:p>
      <text:p text:style-name="P1">Collecting MarkupSafe&gt;=2.0</text:p>
      <text:p text:style-name="P1"><text:s text:c="2"/>Downloading markupsafe-3.0.3-cp310-cp310-manylinux2014_x86_64.manylinux_2_17_x86_64.manylinux_2_28_x86_64.whl (20 kB)</text:p>
      <text:p text:style-name="P1">Using legacy 'setup.py install' for rouge-score, since package 'wheel' is not installed.</text:p>
      <text:p text:style-name="P1">Installing collected packages: pytz, nvidia-cusparselt-cu12, mpmath, xxhash, urllib3, tzdata, typing-extensions, triton, tabulate, sympy, sniffio, six, sentencepiece, safetensors, regex, pyyaml, pyarrow, psutil, propcache, portalocker, packaging, nvidia-nvtx-cu12, nvidia-nvshmem-cu12, nvidia-nvjitlink-cu12, nvidia-nccl-cu12, nvidia-curand-cu12, nvidia-cufile-cu12, nvidia-cuda-runtime-cu12, nvidia-cuda-nvrtc-cu12, nvidia-cuda-cupti-cu12, nvidia-cublas-cu12, numpy, networkx, MarkupSafe, lxml, joblib, idna, hf-xet, h11, fsspec, frozenlist, filelock, dill, colorama, click, charset_normalizer, certifi, attrs, async-timeout, aiohappyeyeballs, absl-py, sacrebleu, requests, python-dateutil, nvidia-cusparse-cu12, nvidia-cufft-cu12, nvidia-cudnn-cu12, nltk, multiprocess, multidict, jinja2, httpcore, exceptiongroup, aiosignal, yarl, rouge-score, pandas, nvidia-cusolver-cu12, huggingface-hub, anyio, torch, tokenizers, httpx, aiohttp, transformers, accelerate, datasets, evaluate</text:p>
      <text:p text:style-name="P1"><text:s text:c="2"/>Running setup.py install for rouge-score ... done</text:p>
      <text:p text:style-name="P1">Successfully installed MarkupSafe-3.0.3 absl-py-2.3.1 accelerate-1.11.0 aiohappyeyeballs-2.6.1 aiohttp-3.13.2 aiosignal-1.4.0 anyio-4.11.0 async-timeout-5.0.1 attrs-25.4.0 certifi-2025.10.5 charset_normalizer-3.4.4 click-8.3.0 colorama-0.4.6 datasets-4.4.1 dill-0.4.0 evaluate-0.4.6 exceptiongroup-1.3.0 filelock-3.20.0 frozenlist-1.8.0 fsspec-2025.10.0 h11-0.16.0 hf-xet-1.2.0 httpcore-1.0.9 httpx-0.28.1 huggingface-hub-0.36.0 idna-3.11 jinja2-3.1.6 joblib-1.5.2 lxml-6.0.2 mpmath-1.3.0 multidict-6.7.0 multiprocess-0.70.18 networkx-3.4.2 nltk-3.9.2 numpy-2.2.6 nvidia-cublas-cu12-12.8.4.1 nvidia-cuda-cupti-cu12-12.8.90 nvidia-cuda-nvrtc-cu12-12.8.93 nvidia-cuda-runtime-cu12-12.8.90 nvidia-cudnn-cu12-9.10.2.21 nvidia-cufft-cu12-11.3.3.83 nvidia-cufile-cu12-1.13.1.3 nvidia-curand-cu12-10.3.9.90 nvidia-cusolver-cu12-11.7.3.90 nvidia-cusparse-cu12-12.5.8.93 nvidia-cusparselt-cu12-0.7.1 nvidia-nccl-cu12-2.27.5 nvidia-nvjitlink-cu12-12.8.93 nvidia-nvshmem-cu12-3.3.20 nvidia-nvtx-cu12-12.8.90 packaging-25.0 pandas-2.3.3 portalocker-3.2.0 propcache-0.4.1 psutil-7.1.3 pyarrow-22.0.0 python-dateutil-2.9.0.post0 pytz-2025.2 pyyaml-6.0.3 regex-2025.11.3 requests-2.32.5 rouge-score-0.1.2 sacrebleu-2.5.1 safetensors-0.6.2 sentencepiece-0.2.1 six-1.17.0 sniffio-1.3.1 sympy-1.14.0 tabulate-0.9.0 tokenizers-0.22.1 torch-2.9.0 transformers-4.57.1 triton-3.5.0 typing-extensions-4.15.0 tzdata-2025.2 urllib3-2.5.0 xxhash-3.6.0 yarl-1.22.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0:07:17.391743601</meta:creation-date>
    <dc:date>2025-11-10T10:44:35.966025416</dc:date>
    <meta:editing-duration>PT27M8S</meta:editing-duration>
    <meta:editing-cycles>1</meta:editing-cycles>
    <meta:document-statistic meta:table-count="0" meta:image-count="0" meta:object-count="0" meta:page-count="6" meta:paragraph-count="206" meta:word-count="1009" meta:character-count="14731" meta:non-whitespace-character-count="13588"/>
    <meta:generator>LibreOffice/7.3.7.2$Linux_X86_64 LibreOffice_project/30$Build-2</meta:generator>
  </office:meta>
</office:document-meta>
</file>